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xygen-Sans" svg:font-family="Oxygen-Sans" style:font-family-generic="roman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729fcf" draw:fill-gradient-name="Tango_20_Yellow" draw:textarea-horizontal-align="justify" draw:textarea-vertical-align="middle" draw:auto-grow-height="false" fo:min-height="3.179cm" fo:min-width="4.326cm" draw:shadow="visible" draw:shadow-offset-x="0.051cm" draw:shadow-offset-y="0.051cm"/>
    </style:style>
    <style:style style:name="gr2" style:family="graphic" style:parent-style-name="standard">
      <style:graphic-properties draw:textarea-horizontal-align="justify" draw:textarea-vertical-align="middle" draw:auto-grow-height="false" fo:min-height="0.449cm" fo:min-width="1.216cm"/>
    </style:style>
    <style:style style:name="gr3" style:family="graphic" style:parent-style-name="standard">
      <style:graphic-properties draw:fill="gradient" draw:fill-color="#729fcf" draw:fill-gradient-name="Tango_20_Red" draw:textarea-horizontal-align="justify" draw:textarea-vertical-align="middle" draw:auto-grow-height="false" fo:min-height="3.179cm" fo:min-width="4.326cm" draw:shadow="visible" draw:shadow-offset-x="0.051cm" draw:shadow-offset-y="0.051cm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 fo:min-height="0.131cm" fo:min-width="0.008cm"/>
    </style:style>
    <style:style style:name="gr5" style:family="graphic" style:parent-style-name="objectwithoutfill">
      <style:graphic-properties svg:stroke-width="0.071cm" svg:stroke-color="#ff6600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6" style:family="graphic" style:parent-style-name="objectwithoutfill">
      <style:graphic-properties svg:stroke-width="0.162cm" svg:stroke-color="#6666ff" draw:marker-start-width="0.442cm" draw:marker-end="Arrow" draw:marker-end-width="0.457cm" draw:fill="none" draw:textarea-vertical-align="middle" fo:padding-top="0.205cm" fo:padding-bottom="0.205cm" fo:padding-left="0.33cm" fo:padding-right="0.33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729fcf" draw:fill-gradient-name="Tango_20_Yellow"/>
      <style:paragraph-properties fo:text-align="center"/>
    </style:style>
    <style:style style:name="P3" style:family="paragraph">
      <loext:graphic-properties draw:fill="gradient" draw:fill-color="#729fcf" draw:fill-gradient-name="Tango_20_Red"/>
      <style:paragraph-properties fo:text-align="center"/>
      <style:text-properties fo:color="#ffffff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7" draw:id="id17" draw:layer="layout" svg:width="4.826cm" svg:height="3.429cm" svg:x="12.075cm" svg:y="1.381cm">
          <text:p text:style-name="P1">Home</text:p>
          <text:p text:style-name="P1">Activity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4.826cm" svg:height="3.429cm" svg:x="4.324cm" svg:y="7.804cm">
          <text:p text:style-name="P1">Make Call</text:p>
          <text:p text:style-name="P1">Activity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4.826cm" svg:height="3.429cm" svg:x="19.989cm" svg:y="7.804cm">
          <text:p text:style-name="P1">Receive Call</text:p>
          <text:p text:style-name="P1">Activit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26cm" svg:height="3.429cm" svg:x="4.324cm" svg:y="14.408cm">
          <text:p text:style-name="P1">Calling </text:p>
          <text:p text:style-name="P1">Activit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26cm" svg:height="3.429cm" svg:x="19.862cm" svg:y="14.408cm">
          <text:p text:style-name="P1">Incoming Call</text:p>
          <text:p text:style-name="P1">Activity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4.826cm" svg:height="3.429cm" svg:x="4.324cm" svg:y="20.631cm">
          <text:p text:style-name="P1">Call In Session</text:p>
          <text:p text:style-name="P1">Activity</text:p>
          <text:p text:style-name="P1">(Client Side)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4.826cm" svg:height="3.429cm" svg:x="19.862cm" svg:y="20.704cm">
          <text:p text:style-name="P1">Call In Session</text:p>
          <text:p text:style-name="P1">Activity</text:p>
          <text:p text:style-name="P1">(Server Side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86cm" svg:height="1.397cm" draw:transform="rotate (-1.5707963267949) translate (7.372cm 11.741cm)">
          <text:p text:style-name="P1"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286cm" svg:height="1.397cm" draw:transform="rotate (-1.5707963267949) translate (23.037cm 11.741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286cm" svg:height="1.397cm" draw:transform="rotate (-1.5707963267949) translate (22.97cm 18.187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286cm" svg:height="1.397cm" draw:transform="rotate (-1.5707963267949) translate (7.245cm 18.187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826cm" svg:height="3.429cm" svg:x="12.05cm" svg:y="14.433cm">
          <text:p text:style-name="P1"><text:span text:style-name="T1">Exi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0.508cm" svg:height="0.381cm" svg:x="13.703cm" svg:y="18.0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0.508cm" svg:height="0.381cm" svg:x="14.703cm" svg:y="18.0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0.508cm" svg:height="0.381cm" svg:x="13.703cm" svg:y="13.9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0.508cm" svg:height="0.381cm" svg:x="14.703cm" svg:y="13.9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0.508cm" svg:height="0.381cm" svg:x="19.247cm" svg:y="15.9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0.508cm" svg:height="0.381cm" svg:x="9.279cm" svg:y="15.9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0.508cm" svg:height="0.381cm" svg:x="9.279cm" svg:y="22.1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0.508cm" svg:height="0.381cm" svg:x="19.247cm" svg:y="22.1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0.508cm" svg:height="0.381cm" svg:x="9.279cm" svg:y="9.3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0.508cm" svg:height="0.381cm" svg:x="19.247cm" svg:y="9.342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9.787cm" svg:y1="9.544cm" svg:x2="13.957cm" svg:y2="13.954cm" draw:start-shape="id1" draw:start-glue-point="1" draw:end-shape="id2" draw:end-glue-point="0" svg:d="M9787 9544c2780 0 4170 1470 4170 4410" svg:viewBox="0 0 4171 4411">
          <text:p/>
        </draw:connector>
        <draw:connector draw:style-name="gr5" draw:text-style-name="P4" draw:layer="layout" draw:type="curve" svg:x1="19.247cm" svg:y1="9.532cm" svg:x2="14.957cm" svg:y2="13.954cm" draw:start-shape="id3" draw:start-glue-point="3" draw:end-shape="id4" draw:end-glue-point="0" svg:d="M19247 9532c-2860 0-4290 1474-4290 4422" svg:viewBox="0 0 4291 4423">
          <text:p/>
        </draw:connector>
        <draw:custom-shape draw:style-name="gr4" draw:text-style-name="P4" xml:id="id10" draw:id="id10" draw:layer="layout" svg:width="0.508cm" svg:height="0.381cm" svg:x="11.407cm" svg:y="15.9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2" draw:id="id12" draw:layer="layout" svg:width="0.508cm" svg:height="0.381cm" svg:x="16.975cm" svg:y="15.986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9.787cm" svg:y1="22.336cm" svg:x2="13.957cm" svg:y2="18.399cm" draw:start-shape="id5" draw:start-glue-point="1" draw:end-shape="id6" draw:end-glue-point="2" svg:d="M9787 22336c2780 0 4170-1312 4170-3937" svg:viewBox="0 0 4171 3938">
          <text:p/>
        </draw:connector>
        <draw:connector draw:style-name="gr5" draw:text-style-name="P4" draw:layer="layout" draw:type="curve" svg:x1="19.247cm" svg:y1="22.324cm" svg:x2="14.957cm" svg:y2="18.399cm" draw:start-shape="id7" draw:start-glue-point="3" draw:end-shape="id8" draw:end-glue-point="2" svg:d="M19247 22324c-2860 0-4290-1308-4290-3925" svg:viewBox="0 0 4291 3926">
          <text:p/>
        </draw:connector>
        <draw:connector draw:style-name="gr5" draw:text-style-name="P4" draw:layer="layout" draw:type="line" svg:x1="9.787cm" svg:y1="16.176cm" svg:x2="11.407cm" svg:y2="16.176cm" draw:start-shape="id9" draw:start-glue-point="1" draw:end-shape="id10" draw:end-glue-point="3" svg:d="M9787 16176h1620" svg:viewBox="0 0 1621 1">
          <text:p/>
        </draw:connector>
        <draw:connector draw:style-name="gr5" draw:text-style-name="P4" draw:layer="layout" draw:type="line" svg:x1="19.247cm" svg:y1="16.176cm" svg:x2="17.483cm" svg:y2="16.176cm" draw:start-shape="id11" draw:start-glue-point="3" draw:end-shape="id12" draw:end-glue-point="1" svg:d="M19247 16176h-1764" svg:viewBox="0 0 1765 1">
          <text:p/>
        </draw:connector>
        <draw:connector draw:style-name="gr6" draw:text-style-name="P4" draw:layer="layout" draw:type="curve" draw:line-skew="-1.938cm" svg:x1="4.324cm" svg:y1="22.345cm" svg:x2="4.324cm" svg:y2="9.518cm" draw:start-shape="id13" draw:start-glue-point="3" draw:end-shape="id14" svg:d="M4324 22345c-3658 0-3658-12827 0-12827" svg:viewBox="0 0 2744 12828">
          <text:p/>
        </draw:connector>
        <draw:connector draw:style-name="gr6" draw:text-style-name="P4" draw:layer="layout" draw:type="curve" draw:line-skew="1.783cm" svg:x1="24.688cm" svg:y1="22.418cm" svg:x2="24.815cm" svg:y2="9.518cm" draw:start-shape="id15" draw:end-shape="id16" draw:end-glue-point="1" svg:d="M24688 22418c3693 0 3629-12900 127-12900" svg:viewBox="0 0 2763 12901">
          <text:p/>
        </draw:connector>
        <draw:connector draw:style-name="gr6" draw:text-style-name="P4" draw:layer="layout" draw:type="curve" svg:x1="14.488cm" svg:y1="4.81cm" svg:x2="6.737cm" svg:y2="7.804cm" draw:start-shape="id17" draw:start-glue-point="2" draw:end-shape="id14" draw:end-glue-point="0" svg:d="M14488 4810c0 2283-7751 786-7751 2994" svg:viewBox="0 0 7752 2995">
          <text:p/>
        </draw:connector>
        <draw:connector draw:style-name="gr6" draw:text-style-name="P4" draw:layer="layout" draw:type="curve" svg:x1="14.529cm" svg:y1="4.77cm" svg:x2="22.402cm" svg:y2="7.804cm" draw:end-shape="id16" draw:end-glue-point="0" svg:d="M14529 4770c0 1899 7873 382 7873 3034" svg:viewBox="0 0 7874 3035">
          <text:p/>
        </draw:connector>
        <draw:custom-shape draw:style-name="gr4" draw:text-style-name="P4" xml:id="id18" draw:id="id18" draw:layer="layout" svg:width="0.508cm" svg:height="0.381cm" svg:x="14.203cm" svg:y="13.954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4.528cm" svg:y1="5.536cm" svg:x2="14.457cm" svg:y2="13.954cm" draw:end-shape="id18" draw:end-glue-point="0" svg:d="M14528 5536l-71 8418" svg:viewBox="0 0 72 84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xygen-Sans" svg:font-family="Oxygen-Sans" style:font-family-generic="roman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styles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1" style:font-size-asian="24pt" style:language-asian="zh" style:country-asian="CN" style:font-name-complex="Nimbus Sans 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10:01:11.327962219</meta:creation-date>
    <dc:date>2016-03-03T16:19:04.653942276</dc:date>
    <meta:editing-duration>PT43M35S</meta:editing-duration>
    <meta:editing-cycles>12</meta:editing-cycles>
    <meta:generator>LibreOffice/5.0.5.2$Linux_X86_64 LibreOffice_project/00m0$Build-2</meta:generator>
    <meta:document-statistic meta:object-count="36"/>
  </office:meta>
</office:document-meta>
</file>